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80" office:value-type="string" calcext:value-type="string">
            <text:p>exercices parcours ???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table:number-columns-repeated="42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3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9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table:number-columns-repeated="37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109" office:value-type="string" calcext:value-type="string">
            <text:p>DM arbre – type bac</text:p>
          </table:table-cell>
          <table:table-cell table:style-name="ce66" office:value-type="string" calcext:value-type="string">
            <text:p>Évaluation ?</text:p>
          </table:table-cell>
          <table:table-cell table:style-name="ce66" table:number-columns-repeated="6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table:number-columns-repeated="40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style-name="ce67" table:number-columns-repeated="54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2:41:11.12519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13T22:49:34.059888414</dc:date>
    <meta:editing-duration>P266DT23H22M12S</meta:editing-duration>
    <meta:editing-cycles>1035</meta:editing-cycles>
    <meta:generator>LibreOffice/6.1.5.2$Linux_X86_64 LibreOffice_project/10$Build-2</meta:generator>
    <meta:document-statistic meta:table-count="3" meta:cell-count="752" meta:object-count="0"/>
  </office:meta>
</office:document-meta>
</file>